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5BC63B8C95DBC3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svg:stroke-linecap="round" draw:fill-color="#ffffff" draw:textarea-horizontal-align="justify" draw:textarea-vertical-align="middle" draw:auto-grow-height="false" fo:min-height="8cm" fo:min-width="8.25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001cm, 0cm, 1.542cm)" draw:image-opacity="100%" style:mirror="none"/>
    </style:style>
    <style:style style:name="gr3" style:family="graphic" style:parent-style-name="standard">
      <style:graphic-properties draw:stroke="none" svg:stroke-width="0cm" svg:stroke-color="#ffd700" draw:fill-color="#ffff00" draw:textarea-horizontal-align="justify" draw:textarea-vertical-align="middle" draw:auto-grow-height="false" fo:min-height="0.899cm" fo:min-width="0.862cm"/>
    </style:style>
    <style:style style:name="gr4" style:family="graphic" style:parent-style-name="standard">
      <style:graphic-properties draw:stroke="none" draw:fill-color="#0000ff" draw:textarea-horizontal-align="justify" draw:textarea-vertical-align="middle" draw:auto-grow-height="false" fo:min-height="0.899cm" fo:min-width="0.862cm"/>
    </style:style>
    <style:style style:name="gr5" style:family="graphic" style:parent-style-name="standard">
      <style:graphic-properties draw:stroke="none" svg:stroke-width="0cm" draw:fill-color="#db7093" draw:textarea-horizontal-align="justify" draw:textarea-vertical-align="middle" draw:auto-grow-height="false" fo:min-height="0.899cm" fo:min-width="0.862cm"/>
    </style:style>
    <style:style style:name="gr6" style:family="graphic" style:parent-style-name="standard">
      <style:graphic-properties draw:stroke="none" draw:fill-color="#8b4513" draw:textarea-horizontal-align="justify" draw:textarea-vertical-align="middle" draw:auto-grow-height="false" fo:min-height="0.444cm" fo:min-width="0.32cm"/>
    </style:style>
    <style:style style:name="gr7" style:family="graphic" style:parent-style-name="standard">
      <style:graphic-properties draw:stroke="none" draw:fill-color="#32cd32" draw:textarea-horizontal-align="justify" draw:textarea-vertical-align="middle" draw:auto-grow-height="false" fo:min-height="0.444cm" fo:min-width="0.32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899cm" fo:min-width="0.862cm"/>
    </style:style>
    <style:style style:name="gr9" style:family="graphic" style:parent-style-name="standard">
      <style:graphic-properties draw:stroke="none" draw:fill-color="#ff7f50" draw:textarea-horizontal-align="justify" draw:textarea-vertical-align="middle" draw:auto-grow-height="false" fo:min-height="0.899cm" fo:min-width="0.862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5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282cm"/>
      <style:paragraph-properties style:writing-mode="lr-tb"/>
    </style:style>
    <style:style style:name="gr13" style:family="graphic" style:parent-style-name="standard">
      <style:graphic-properties draw:stroke="none" draw:fill-color="#db7093" draw:textarea-horizontal-align="justify" draw:textarea-vertical-align="middle" draw:auto-grow-height="false" fo:min-height="0cm" fo:min-width="1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01cm"/>
      <style:paragraph-properties style:writing-mode="lr-tb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1.25cm"/>
    </style:style>
    <style:style style:name="gr16" style:family="graphic" style:parent-style-name="standard">
      <style:graphic-properties draw:stroke="none" draw:fill-color="#ff7f50" draw:textarea-horizontal-align="justify" draw:textarea-vertical-align="middle" draw:auto-grow-height="false" fo:min-height="0cm" fo:min-width="1.25cm"/>
    </style:style>
    <style:style style:name="gr1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1.25cm"/>
    </style:style>
    <style:style style:name="gr18" style:family="graphic" style:parent-style-name="standard">
      <style:graphic-properties draw:stroke="none" draw:fill-color="#8b4513" draw:textarea-horizontal-align="justify" draw:textarea-vertical-align="middle" draw:auto-grow-height="false" fo:min-height="0cm" fo:min-width="1.25cm"/>
    </style:style>
    <style:style style:name="gr19" style:family="graphic" style:parent-style-name="standard">
      <style:graphic-properties draw:stroke="none" draw:fill-color="#32cd32" draw:textarea-horizontal-align="justify" draw:textarea-vertical-align="middle" draw:auto-grow-height="false" fo:min-height="0cm" fo:min-width="1.25cm"/>
    </style:style>
    <style:style style:name="gr20" style:family="graphic" style:parent-style-name="standard">
      <style:graphic-properties draw:stroke="none" draw:fill-color="#0000ff" draw:textarea-horizontal-align="justify" draw:textarea-vertical-align="middle" draw:auto-grow-height="false" fo:min-height="0cm" fo:min-width="1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5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3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27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5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5.4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518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db7093"/>
      <style:paragraph-properties fo:text-align="center"/>
    </style:style>
    <style:style style:name="P6" style:family="paragraph">
      <loext:graphic-properties draw:fill-color="#8b4513"/>
      <style:paragraph-properties fo:text-align="center"/>
    </style:style>
    <style:style style:name="P7" style:family="paragraph">
      <loext:graphic-properties draw:fill-color="#32cd32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7f5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75cm" svg:height="8.25cm" svg:x="11.5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999cm" svg:height="13.543cm" svg:x="1cm" svg:y="4.75cm">
          <draw:image xlink:href="Pictures/1000020100000200000002005BC63B8C95DBC3E5.png" xlink:type="simple" xlink:show="embed" xlink:actuate="onLoad" draw:mime-type="image/png">
            <text:p/>
          </draw:image>
        </draw:frame>
        <draw:custom-shape draw:style-name="gr3" draw:text-style-name="P3" draw:layer="layout" svg:width="1.362cm" svg:height="1.149cm" draw:transform="rotate (2.29598063099854) translate (3.714cm 10.86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362cm" svg:height="1.149cm" draw:transform="rotate (0.728849495632832) translate (8.75cm 7.9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62cm" svg:height="1.149cm" draw:transform="rotate (0.00314159265358991) translate (4.126cm 14.58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2cm" svg:height="0.694cm" draw:transform="rotate (0.785572696322648) translate (7cm 6.25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2cm" svg:height="0.694cm" draw:transform="rotate (0.819083017960939) translate (7.933cm 6.84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362cm" svg:height="1.149cm" draw:transform="rotate (0.658861792627859) translate (5.97cm 12.834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362cm" svg:height="1.149cm" draw:transform="rotate (0.658861792627859) translate (8.72cm 12.33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5cm" svg:height="0.354cm" draw:transform="rotate (0.428827397215007) translate (7.75cm 13.17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2.932cm" svg:height="0.725cm" svg:x="13.818cm" svg:y="16.75cm">
          <draw:text-box>
            <text:p text:style-name="P11"><text:span text:style-name="T1">Servomoteur</text:span></text:p>
          </draw:text-box>
        </draw:frame>
        <draw:frame draw:style-name="gr12" draw:text-style-name="P12" draw:layer="layout" svg:width="4.011cm" svg:height="0.725cm" svg:x="13.75cm" svg:y="15.5cm">
          <draw:text-box>
            <text:p text:style-name="P11"><text:span text:style-name="T1">Micro servomoteur</text:span></text:p>
          </draw:text-box>
        </draw:frame>
        <draw:custom-shape draw:style-name="gr13" draw:text-style-name="P5" draw:layer="layout" svg:width="1.75cm" svg:height="0.25cm" svg:x="12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5.844cm" svg:height="0.725cm" svg:x="13.75cm" svg:y="14.5cm">
          <draw:text-box>
            <text:p text:style-name="P11"><text:span text:style-name="T1">ServoTourneBras (10°-170°)</text:span></text:p>
          </draw:text-box>
        </draw:frame>
        <draw:custom-shape draw:style-name="gr15" draw:text-style-name="P8" draw:layer="layout" svg:width="1.75cm" svg:height="0.25cm" svg:x="1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.75cm" svg:height="0.25cm" svg:x="12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75cm" svg:height="0.25cm" svg:x="1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75cm" svg:height="0.25cm" svg:x="12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75cm" svg:height="0.25cm" svg:x="12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75cm" svg:height="0.25cm" svg:x="12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6.458cm" svg:height="0.725cm" svg:x="13.75cm" svg:y="13.775cm">
          <draw:text-box>
            <text:p text:style-name="P11"><text:span text:style-name="T1">ServoBrasSecondaire (40°-80°)</text:span></text:p>
          </draw:text-box>
        </draw:frame>
        <draw:frame draw:style-name="gr22" draw:text-style-name="P12" draw:layer="layout" svg:width="6.17cm" svg:height="0.725cm" svg:x="13.75cm" svg:y="13.025cm">
          <draw:text-box>
            <text:p text:style-name="P11"><text:span text:style-name="T1">ServoBrasPrincipal (90°-180°)</text:span></text:p>
          </draw:text-box>
        </draw:frame>
        <draw:frame draw:style-name="gr23" draw:text-style-name="P12" draw:layer="layout" svg:width="6.128cm" svg:height="0.725cm" svg:x="13.75cm" svg:y="12.275cm">
          <draw:text-box>
            <text:p text:style-name="P11"><text:span text:style-name="T1">ServoRotationBras (35°-170°)</text:span></text:p>
          </draw:text-box>
        </draw:frame>
        <draw:frame draw:style-name="gr24" draw:text-style-name="P12" draw:layer="layout" svg:width="5.315cm" svg:height="0.725cm" svg:x="13.75cm" svg:y="11.525cm">
          <draw:text-box>
            <text:p text:style-name="P11"><text:span text:style-name="T1">ServoInclinaisonPince (?)</text:span></text:p>
          </draw:text-box>
        </draw:frame>
        <draw:frame draw:style-name="gr25" draw:text-style-name="P12" draw:layer="layout" svg:width="6.319cm" svg:height="0.725cm" svg:x="13.75cm" svg:y="10.775cm">
          <draw:text-box>
            <text:p text:style-name="P11"><text:span text:style-name="T1">ServoRotationPince (10°-170°)</text:span></text:p>
          </draw:text-box>
        </draw:frame>
        <draw:frame draw:style-name="gr26" draw:text-style-name="P12" draw:layer="layout" svg:width="4.261cm" svg:height="0.725cm" svg:x="13.75cm" svg:y="10.025cm">
          <draw:text-box>
            <text:p text:style-name="P11"><text:span text:style-name="T1">ServoPince (5°-80°)</text:span></text:p>
          </draw:text-box>
        </draw:frame>
        <draw:custom-shape draw:style-name="gr27" draw:text-style-name="P1" draw:layer="layout" svg:width="1.5cm" svg:height="1.25cm" svg:x="12.2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75cm" svg:height="0.75cm" svg:x="13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6T08:20:00.006000000</meta:creation-date>
    <dc:date>2022-05-06T08:55:18.316000000</dc:date>
    <meta:editing-duration>PT25M6S</meta:editing-duration>
    <meta:editing-cycles>5</meta:editing-cycles>
    <meta:generator>LibreOffice/7.1.1.2$Windows_X86_64 LibreOffice_project/fe0b08f4af1bacafe4c7ecc87ce55bb426164676</meta:generator>
    <meta:document-statistic meta:object-count="28"/>
  </office:meta>
</office:document-meta>
</file>